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4pt"/>
    </style:style>
    <style:style style:name="ce3" style:family="table-cell" style:parent-style-name="Default">
      <style:table-cell-properties fo:background-color="#dde8cb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∞</text:p>
          </table:table-cell>
        </table:table-row>
        <table:table-row table:style-name="ro1">
          <table:table-cell table:number-columns-repeated="6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∞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∞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∞</text:p>
          </table:table-cell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∞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∞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5"/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∞</text:p>
          </table:table-cell>
        </table:table-row>
        <table:table-row table:style-name="ro2">
          <table:table-cell table:number-columns-repeated="5"/>
          <table:covered-table-cell/>
          <table:table-cell table:style-name="ce3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2">
          <table:table-cell table:number-columns-repeated="5"/>
          <table:covered-table-cell/>
          <table:table-cell table:style-name="ce3" office:value-type="string" calcext:value-type="string">
            <text:p>∞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∞</text:p>
          </table:table-cell>
        </table:table-row>
        <table:table-row table:style-name="ro2">
          <table:table-cell table:number-columns-repeated="5"/>
          <table:covered-table-cell/>
          <table:table-cell table:style-name="ce3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∞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5"/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 table:number-columns-repeated="5"/>
          <table:covered-table-cell/>
          <table:table-cell table:style-name="ce3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2">
          <table:table-cell table:number-columns-repeated="5"/>
          <table:covered-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2">
          <table:table-cell table:number-columns-repeated="5"/>
          <table:covered-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5"/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 table:number-columns-repeated="5"/>
          <table:covered-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2">
          <table:table-cell table:number-columns-repeated="5"/>
          <table:covered-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2">
          <table:table-cell table:number-columns-repeated="5"/>
          <table:covered-table-cell/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5"/>
          <table:table-cell table:style-name="ce2" office:value-type="float" office:value="4" calcext:value-type="float" table:number-columns-spanned="1" table:number-rows-spanned="4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 table:number-columns-repeated="5"/>
          <table:covered-table-cell/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2">
          <table:table-cell table:number-columns-repeated="5"/>
          <table:covered-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2">
          <table:table-cell table:number-columns-repeated="5"/>
          <table:covered-table-cell/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 table:number-rows-repeated="1048546">
          <table:table-cell table:number-columns-repeated="10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07:49:01.445245356</meta:creation-date>
    <dc:date>2024-10-16T10:04:44.986539390</dc:date>
    <meta:editing-duration>PT1H36M35S</meta:editing-duration>
    <meta:editing-cycles>1</meta:editing-cycles>
    <meta:generator>LibreOffice/24.8.1.2$Linux_X86_64 LibreOffice_project/480$Build-2</meta:generator>
    <meta:document-statistic meta:table-count="1" meta:cell-count="84" meta:object-count="0"/>
  </office:meta>
</office:document-meta>
</file>